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cm" fo:min-width="5.3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39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cm" fo:min-width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4.064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4.24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5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3" draw:id="id3" draw:layer="layout" svg:width="6.5cm" svg:height="1.5cm" svg:x="7.25cm" svg:y="2.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6.4cm" svg:height="1cm" svg:x="7.3cm" svg:y="6.3cm">
          <text:p text:style-name="P1"><text:span text:style-name="T1">piš (“Zadej cislo: 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" draw:id="id5" draw:layer="layout" svg:width="6.4cm" svg:height="1cm" svg:x="7.3cm" svg:y="9.5cm">
          <text:p text:style-name="P1"><text:span text:style-name="T1">čti cislo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2" xml:id="id1" draw:id="id1" draw:layer="layout" svg:width="2.6cm" svg:height="2.7cm" svg:x="9.2cm" svg:y="12.7cm">
          <text:p text:style-name="P1"><text:span text:style-name="T1">cislo&gt;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1.8cm" svg:y1="14.05cm" svg:x2="16.05cm" svg:y2="17.4cm" draw:start-shape="id1" draw:start-glue-point="7" draw:end-shape="id2" draw:end-glue-point="5" svg:d="M11800 14050h4250v3350" svg:viewBox="0 0 4251 3351">
          <text:p/>
        </draw:connector>
        <draw:connector draw:style-name="gr4" draw:text-style-name="P1" draw:layer="layout" draw:type="line" svg:x1="10.5cm" svg:y1="4.1cm" svg:x2="10.5cm" svg:y2="6.3cm" draw:start-shape="id3" draw:start-glue-point="6" draw:end-shape="id4" draw:end-glue-point="5" svg:d="M10500 4100v2200" svg:viewBox="0 0 1 2201">
          <text:p/>
        </draw:connector>
        <draw:connector draw:style-name="gr4" draw:text-style-name="P1" draw:layer="layout" draw:type="line" svg:x1="10.5cm" svg:y1="7.3cm" svg:x2="10.5cm" svg:y2="9.5cm" draw:start-shape="id4" draw:start-glue-point="8" draw:end-shape="id5" draw:end-glue-point="5" svg:d="M10500 7300v2200" svg:viewBox="0 0 1 2201">
          <text:p/>
        </draw:connector>
        <draw:connector draw:style-name="gr4" draw:text-style-name="P1" draw:layer="layout" draw:type="line" svg:x1="10.5cm" svg:y1="10.5cm" svg:x2="10.5cm" svg:y2="12.7cm" draw:start-shape="id5" draw:start-glue-point="8" draw:end-shape="id1" draw:end-glue-point="4" svg:d="M10500 10500v2200" svg:viewBox="0 0 1 2201">
          <text:p/>
        </draw:connector>
        <draw:custom-shape draw:style-name="gr5" draw:text-style-name="P2" xml:id="id2" draw:id="id2" draw:layer="layout" svg:width="7.5cm" svg:height="1cm" svg:x="12.3cm" svg:y="17.4cm">
          <text:p text:style-name="P1"><text:span text:style-name="T1">piš (“Cislo je kladne.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6" draw:text-style-name="P3" draw:layer="layout" svg:width="1.5cm" svg:height="0.725cm" svg:x="12cm" svg:y="13.2cm">
          <draw:text-box>
            <text:p text:style-name="P1"><text:span text:style-name="T2">ANO</text:span></text:p>
          </draw:text-box>
        </draw:frame>
        <draw:custom-shape draw:style-name="gr3" draw:text-style-name="P2" xml:id="id6" draw:id="id6" draw:layer="layout" svg:width="2.6cm" svg:height="2.7cm" svg:x="5.4cm" svg:y="16.4cm">
          <text:p text:style-name="P1"><text:span text:style-name="T1">cislo&lt;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9.2cm" svg:y1="14.05cm" svg:x2="6.7cm" svg:y2="16.4cm" draw:start-shape="id1" draw:start-glue-point="5" draw:end-shape="id6" draw:end-glue-point="4" svg:d="M9200 14050h-2500v2350" svg:viewBox="0 0 2501 2351">
          <text:p/>
        </draw:connector>
        <draw:frame draw:style-name="gr6" draw:text-style-name="P3" draw:layer="layout" svg:width="1.1cm" svg:height="0.725cm" svg:x="8cm" svg:y="13.2cm">
          <draw:text-box>
            <text:p text:style-name="P1"><text:span text:style-name="T2">NE</text:span></text:p>
          </draw:text-box>
        </draw:frame>
        <draw:custom-shape draw:style-name="gr7" draw:text-style-name="P2" xml:id="id7" draw:id="id7" draw:layer="layout" svg:width="7.8cm" svg:height="1cm" svg:x="6.6cm" svg:y="21.1cm">
          <text:p text:style-name="P1"><text:span text:style-name="T1">piš (“Cislo je zaporne.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8cm" svg:y1="17.75cm" svg:x2="10.5cm" svg:y2="21.1cm" draw:start-shape="id6" draw:start-glue-point="7" draw:end-shape="id7" svg:d="M8000 17750h2500v3350" svg:viewBox="0 0 2501 3351">
          <text:p/>
        </draw:connector>
        <draw:custom-shape draw:style-name="gr1" draw:text-style-name="P1" xml:id="id8" draw:id="id8" draw:layer="layout" svg:width="6.5cm" svg:height="1.5cm" svg:x="7.25cm" svg:y="26.6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xml:id="id10" draw:id="id10" draw:layer="layout" draw:type="line" svg:x1="10.5cm" svg:y1="22.1cm" svg:x2="10.5cm" svg:y2="26.6cm" draw:start-shape="id7" draw:start-glue-point="8" draw:end-shape="id8" draw:end-glue-point="4" svg:d="M10500 22100v4500" svg:viewBox="0 0 1 4501">
          <text:p/>
        </draw:connector>
        <draw:connector draw:style-name="gr4" draw:text-style-name="P1" draw:layer="layout" svg:x1="5.4cm" svg:y1="17.75cm" svg:x2="4.75cm" svg:y2="22.9cm" draw:start-shape="id6" draw:start-glue-point="5" draw:end-shape="id9" draw:end-glue-point="5" svg:d="M5400 17750h-650v5150" svg:viewBox="0 0 651 5151">
          <text:p/>
        </draw:connector>
        <draw:frame draw:style-name="gr6" draw:text-style-name="P3" draw:layer="layout" svg:width="1.5cm" svg:height="0.725cm" svg:x="8.2cm" svg:y="16.875cm">
          <draw:text-box>
            <text:p text:style-name="P1"><text:span text:style-name="T2">ANO</text:span></text:p>
          </draw:text-box>
        </draw:frame>
        <draw:frame draw:style-name="gr6" draw:text-style-name="P3" draw:layer="layout" svg:width="1.1cm" svg:height="0.725cm" svg:x="4.3cm" svg:y="16.875cm">
          <draw:text-box>
            <text:p text:style-name="P1"><text:span text:style-name="T2">NE</text:span></text:p>
          </draw:text-box>
        </draw:frame>
        <draw:custom-shape draw:style-name="gr8" draw:text-style-name="P2" xml:id="id9" draw:id="id9" draw:layer="layout" svg:width="6.7cm" svg:height="1cm" svg:x="1.4cm" svg:y="22.9cm">
          <text:p text:style-name="P1"><text:span text:style-name="T1">piš (“Cislo je nula.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4.75cm" svg:y1="23.9cm" svg:x2="10.5cm" svg:y2="24.35cm" draw:start-shape="id9" draw:start-glue-point="8" draw:end-shape="id10" draw:end-glue-point="0" svg:d="M4750 23900v3200h5750v-2750" svg:viewBox="0 0 5751 3201">
          <text:p/>
        </draw:connector>
        <draw:connector draw:style-name="gr4" draw:text-style-name="P1" draw:layer="layout" draw:line-skew="3.066cm" svg:x1="16.05cm" svg:y1="18.4cm" svg:x2="10.553cm" svg:y2="25.165cm" draw:start-shape="id2" draw:start-glue-point="8" svg:d="M16050 18400v6700h-5497v65" svg:viewBox="0 0 5498 6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8:35:13.281000000</meta:creation-date>
    <dc:date>2015-01-11T18:03:38.670000000</dc:date>
    <meta:editing-duration>PT1H37M46S</meta:editing-duration>
    <meta:editing-cycles>11</meta:editing-cycles>
    <meta:generator>LibreOffice/4.3.4.1$Windows_x86 LibreOffice_project/bc356b2f991740509f321d70e4512a6a54c5f243</meta:generator>
    <meta:document-statistic meta:object-count="23"/>
  </office:meta>
</office:document-meta>
</file>